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font-size="14pt" fo:language="it" fo:country="IT" style:font-size-asian="14pt" style:font-size-complex="14pt"/>
    </style:style>
    <style:style style:name="P2" style:family="paragraph" style:parent-style-name="Standard">
      <style:text-properties fo:color="#000000" fo:font-size="11.5pt" fo:language="it" fo:country="IT" style:font-name-asian="Times New Roman" style:font-size-asian="11.5pt" style:font-name-complex="Times New Roman" style:font-size-complex="11.5pt"/>
    </style:style>
    <style:style style:name="P3" style:family="paragraph" style:parent-style-name="Standard">
      <style:paragraph-properties fo:text-align="center" style:justify-single-word="false"/>
      <style:text-properties fo:language="it" fo:country="IT"/>
    </style:style>
    <style:style style:name="P4" style:family="paragraph" style:parent-style-name="Standard">
      <style:paragraph-properties fo:text-align="justify" style:justify-single-word="false"/>
      <style:text-properties fo:language="it" fo:country="IT"/>
    </style:style>
    <style:style style:name="P5" style:family="paragraph" style:parent-style-name="Standard">
      <style:paragraph-properties fo:text-align="center" style:justify-single-word="false"/>
      <style:text-properties fo:font-size="16pt" fo:language="it" fo:country="IT" style:font-size-asian="16pt" style:font-size-complex="16pt"/>
    </style:style>
    <style:style style:name="P6" style:family="paragraph" style:parent-style-name="Standard">
      <style:paragraph-properties fo:text-align="justify" style:justify-single-word="false"/>
    </style:style>
    <style:style style:name="P7" style:family="paragraph" style:parent-style-name="Standard" style:master-page-name="MP0">
      <style:paragraph-properties style:page-number="auto" fo:break-before="page"/>
      <style:text-properties fo:language="it" fo:country="IT"/>
    </style:style>
    <style:style style:name="P8" style:family="paragraph" style:parent-style-name="Standard">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paragraph-properties fo:text-align="justify" style:justify-single-word="false"/>
      <style:text-properties fo:language="it" fo:country="IT"/>
    </style:style>
    <style:style style:name="P12" style:family="paragraph" style:parent-style-name="Standard">
      <style:paragraph-properties fo:text-align="justify" style:justify-single-word="false"/>
      <style:text-properties fo:font-size="14pt" fo:language="it" fo:country="IT" style:font-size-asian="14pt" style:font-size-complex="14pt"/>
    </style:style>
    <style:style style:name="P13" style:family="paragraph" style:parent-style-name="Standard">
      <style:paragraph-properties fo:text-align="justify" style:justify-single-word="false" fo:break-before="page"/>
      <style:text-properties fo:font-size="14pt" fo:language="it" fo:country="IT" style:font-size-asian="14pt" style:font-size-complex="14pt"/>
    </style:style>
    <style:style style:name="T1" style:family="text">
      <style:text-properties fo:color="#000000" fo:language="it" fo:country="IT" style:font-name-asian="Times New Roman" style:font-name-complex="Times New Roman"/>
    </style:style>
    <style:style style:name="T2" style:family="text">
      <style:text-properties fo:language="it" fo:country="IT"/>
    </style:style>
    <style:style style:name="T3" style:family="text">
      <style:text-properties fo:language="it" fo:country="IT" fo:font-style="italic" style:font-style-asian="italic" style:font-style-complex="italic"/>
    </style:style>
    <style:style style:name="T4" style:family="text">
      <style:text-properties fo:language="it" fo:country="IT" fo:font-style="italic" style:text-underline-style="none" style:font-style-asian="italic" style:font-style-complex="italic"/>
    </style:style>
    <style:style style:name="T5" style:family="text">
      <style:text-properties fo:language="it" fo:country="IT" fo:font-style="normal" style:text-underline-style="none" style:font-style-asian="normal" style:font-style-complex="normal"/>
    </style:style>
    <style:style style:name="T6" style:family="text">
      <style:text-properties fo:language="it" fo:country="IT" fo:font-style="normal" style:font-style-asian="normal" style:font-style-complex="normal"/>
    </style:style>
    <style:style style:name="T7" style:family="text">
      <style:text-properties fo:language="it" fo:country="IT" style:text-underline-style="none"/>
    </style:style>
    <style:style style:name="T8" style:family="text">
      <style:text-properties fo:font-style="italic" style:font-style-asian="italic" style:font-style-complex="italic"/>
    </style:style>
    <style:style style:name="T9" style:family="text">
      <style:text-properties fo:font-size="14pt" fo:language="it" fo:country="IT" style:font-size-asian="14pt" style:font-size-complex="14pt"/>
    </style:style>
    <style:style style:name="T10" style:family="text">
      <style:text-properties fo:font-style="normal" style:font-style-asian="normal" style:font-style-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rco Ottina 795130<text:tab/><text:tab/><text:tab/><text:tab/><text:tab/><text:tab/><text:tab/><text:tab/><text:tab/>A.A. 2019/2020</text:p>
      <text:p text:style-name="Standard"><text:span text:style-name="Car._20_predefinito_20_paragrafo"><text:span text:style-name="T1">Davide Sgaramella 938632</text:span></text:span></text:p>
      <text:p text:style-name="P2"/>
      <text:p text:style-name="P2"/>
      <text:p text:style-name="P2"/>
      <text:p text:style-name="P3">Università degli Studi di Torino – polo Scienze della Natura</text:p>
      <text:p text:style-name="P3">Laurea Magistrale in Informatica</text:p>
      <text:p text:style-name="P3">Corso: Tecnologie del linguaggio naturale</text:p>
      <text:p text:style-name="P3">Parte di: Luigi Di Caro</text:p>
      <text:p text:style-name="P3"/>
      <text:p text:style-name="P3"/>
      <text:p text:style-name="P3"/>
      <text:p text:style-name="P5">Esercitazione 4</text:p>
      <text:p text:style-name="P3"/>
      <text:p text:style-name="P4"/>
      <text:p text:style-name="P4"/>
      <text:p text:style-name="P4"/>
      <text:p text:style-name="P6"><text:span text:style-name="T2">L'esercitazione consiste nell</text:span><text:span text:style-name="Car._20_predefinito_20_paragrafo"><text:span text:style-name="T2">’effetuare la</text:span></text:span><text:span text:style-name="T2"> segmentazione di un documento, ossia la partizione di una sequenza di frasi in sottosequenze contigue. Si è scelto di non matenere paragrafi </text:span><text:span text:style-name="Car._20_predefinito_20_paragrafo"><text:span text:style-name="T2">con </text:span></text:span><text:span text:style-name="T2">cardinalità inferiore a tre (ossia avente solo una o due frasi), unendo tali paragrafi con quello ritenuto migliore tra quelli immediatamente circostanti, qualora esistano.</text:span></text:p>
      <text:p text:style-name="P4"/>
      <text:p text:style-name="P6"><text:span text:style-name="T2">L'algoritmo è ispirato al </text:span><text:span text:style-name="Car._20_predefinito_20_paragrafo"><text:span text:style-name="T3">text tiling</text:span></text:span><text:span text:style-name="T2"> ed è articolato in sotto-componenti. Di seguito sono illustrate le principali classi usate ed i relativi metodi. Un'anticipazione: l'esercitazione viene svolta istanziando una istanza della classe </text:span><text:span text:style-name="Car._20_predefinito_20_paragrafo"><text:span text:style-name="T3">DocumentSegmentator</text:span></text:span><text:span text:style-name="T2">, fornendo al costruttore la lista di frasi del documento, ed invocando il metodo d'istanza </text:span><text:span text:style-name="Car._20_predefinito_20_paragrafo"><text:span text:style-name="T3">document_segmentation</text:span></text:span><text:span text:style-name="T2">, fornendo il numero di paragrafi desiderato e previsto.</text:span></text:p>
      <text:p text:style-name="P4"/>
      <text:p text:style-name="P4"/>
      <text:p text:style-name="P4"/>
      <text:p text:style-name="P4"/>
      <text:p text:style-name="P1">WordWeighted</text:p>
      <text:p text:style-name="P4"/>
      <text:p text:style-name="P4"/>
      <text:p text:style-name="P6"><text:span text:style-name="T2">Semplice classe che racchiude una parola, conta il numero di presenze di essa nel documento ed il peso accumulato. Fornisce il peso totale della parola, tramite la funzione </text:span><text:span text:style-name="Car._20_predefinito_20_paragrafo"><text:span text:style-name="T3">getTotalWeight,</text:span></text:span><text:span text:style-name="T7"> il</text:span><text:span text:style-name="T5"> quale è calcolato con la forumula </text:span><text:span text:style-name="T4">term frequency</text:span><text:span text:style-name="T5">: </text:span><text:span text:style-name="T4">peso totale * </text:span><text:span text:style-name="Car._20_predefinito_20_paragrafo"><text:span text:style-name="T4">1 + log2(</text:span></text:span><text:span text:style-name="T4">numero di presenze</text:span><text:span text:style-name="Car._20_predefinito_20_paragrafo"><text:span text:style-name="T4">)</text:span></text:span><text:span text:style-name="Car._20_predefinito_20_paragrafo"><text:span text:style-name="T5">. Si ricorda che il </text:span></text:span><text:span text:style-name="Car._20_predefinito_20_paragrafo"><text:span text:style-name="T4">peso totale</text:span></text:span><text:span text:style-name="Car._20_predefinito_20_paragrafo"><text:span text:style-name="T5"> è la somma dei pesi di tutte le occorrenze di una data parola nella </text:span></text:span><text:span text:style-name="Car._20_predefinito_20_paragrafo"><text:span text:style-name="T4">weighted_bag </text:span></text:span><text:span text:style-name="Car._20_predefinito_20_paragrafo"><text:span text:style-name="T5">di una frase.</text:span></text:span></text:p>
      <text:p text:style-name="P4"/>
      <text:p text:style-name="P4"/>
      <text:p text:style-name="P4"/>
      <text:p text:style-name="P4"/>
      <text:p text:style-name="P4"/>
      <text:p text:style-name="P4"/>
      <text:p text:style-name="P12">CachePairwiseSentenceSimilarity</text:p>
      <text:p text:style-name="P4"/>
      <text:p text:style-name="P4"/>
      <text:p text:style-name="P6"><text:span text:style-name="T2">Classe che mantiene come cache i valori di similarità tra due frasi. In caso di assenza della coppia, ne calcola la similarità </text:span><text:span text:style-name="Car._20_predefinito_20_paragrafo"><text:span text:style-name="T2">mediante </text:span></text:span><text:span text:style-name="T2">una funzione fornita nel costruttore. Quest'ultima è di default la funzione </text:span><text:span text:style-name="Car._20_predefinito_20_paragrafo"><text:span text:style-name="T3">weighted_overlap</text:span></text:span><text:span text:style-name="T2">, della classe </text:span><text:span text:style-name="Car._20_predefinito_20_paragrafo"><text:span text:style-name="T3">DocumentSegmentator,</text:span></text:span><text:span text:style-name="T2"> del tutto simile ad un'altra funzione analoga discussa nell'esercitazione 2 ma normalizzata sulla cardinalità dell'insieme più piccolo.</text:span></text:p>
      <text:p text:style-name="P4"/>
      <text:p text:style-name="P4"/>
      <text:p text:style-name="P4"/>
      <text:p text:style-name="P4"/>
      <text:p text:style-name="P4"/>
      <text:p text:style-name="P4"/>
      <text:p text:style-name="P12">Paragraph</text:p>
      <text:p text:style-name="P4"/>
      <text:p text:style-name="P4"/>
      <text:p text:style-name="P6"><text:span text:style-name="T2">Classe che rappresenta astrattamente un paragrafo. Richiede un</text:span><text:span text:style-name="Car._20_predefinito_20_paragrafo"><text:span text:style-name="T2">’</text:span></text:span><text:span text:style-name="T2">istanza di </text:span><text:span text:style-name="Car._20_predefinito_20_paragrafo"><text:span text:style-name="T3">DocumentSegmentator </text:span></text:span><text:span text:style-name="T2">nel costruttore ed è definita dagli indici, inclusivi, di inizio e fine e relativi alla lista di frasi. Inoltre, definisce il campo </text:span><text:span text:style-name="Car._20_predefinito_20_paragrafo"><text:span text:style-name="T3">words_cooccurrence_in_bags_counter</text:span></text:span><text:span text:style-name="T2">, ossia una mappatura che associa ad ogni parola il numero di volte che compare nel paragrafo.</text:span></text:p>
      <text:p text:style-name="P6"><text:span text:style-name="T2">Tale campo è necessario nel calcolo della </text:span><text:span text:style-name="Car._20_predefinito_20_paragrafo"><text:span text:style-name="T3">coesione</text:span></text:span><text:span text:style-name="Car._20_predefinito_20_paragrafo"><text:span text:style-name="T6">, che avviene nella funzione </text:span></text:span><text:span text:style-name="Car._20_predefinito_20_paragrafo"><text:span text:style-name="T3">get_cohesion</text:span></text:span><text:span text:style-name="T2">: essa è il rapporto tra la somma del peso di tutte le parole che occorrono più di una volta e la dimensione del paragrafo stesso, espresso come numero di frasi. Il </text:span><text:span text:style-name="Car._20_predefinito_20_paragrafo"><text:span text:style-name="T3">peso</text:span></text:span><text:span text:style-name="T2"> sopracitato è quello fornito dalla classe </text:span><text:span text:style-name="Car._20_predefinito_20_paragrafo"><text:span text:style-name="T3">WordWeighted</text:span></text:span><text:span text:style-name="T2">.</text:span></text:p>
      <text:p text:style-name="P4">Inoltre, mantiene due puntatori: uno per il paragrafo precedente, l'altro per quello successivo. Infine, permette di aggiungere o rimuovere frasi agli estremi dello stesso e di "unire" una istanza con un'altra, mantenendo aggiornate le informazioni precedentemente riportate.</text:p>
      <text:p text:style-name="P12"/>
      <text:p text:style-name="P12"/>
      <text:p text:style-name="P12"/>
      <text:p text:style-name="P12"/>
      <text:p text:style-name="P12"/>
      <text:p text:style-name="P1">DocumentSegmenter</text:p>
      <text:p text:style-name="P4"/>
      <text:p text:style-name="P4"/>
      <text:p text:style-name="P6"><text:span text:style-name="T2">Questa è la classe pricipale, che realizza l'algoritmo di segmentazione del testo, ossia l'obiettivo dell'esercitazione. Per essere istanziata necessita della lista di frasi di cui è composto il documento. Mantiene tale lista, la lista delle parole utili e filtrate di ogni frase, il peso di ogni parola del documento, le opzioni necessarie alla ricerca dei </text:span><text:span text:style-name="Car._20_predefinito_20_paragrafo"><text:span text:style-name="T3">synset</text:span></text:span><text:span text:style-name="T2">, la cache di questi ultimi e poc</text:span><text:span text:style-name="Car._20_predefinito_20_paragrafo"><text:span text:style-name="T2">o </text:span></text:span><text:span text:style-name="T2">altro ancora.</text:span></text:p>
      <text:p text:style-name="P4"/>
      <text:p text:style-name="P4">Di seguito si riportano le funzioni che realizzano l'algoritmo di segmentazione del testo:</text:p>
      <text:list xml:id="list6795692517063640641" text:style-name="L1">
        <text:list-item>
          <text:p text:style-name="P9"><text:span text:style-name="Car._20_predefinito_20_paragrafo"><text:span text:style-name="T3">document_segmentation</text:span></text:span><text:span text:style-name="T2">: realizza l'algoritmo di segmentazione del testo. Dapprima calcola i pesi di tutte le parole di una frase, invocando </text:span><text:span text:style-name="Car._20_predefinito_20_paragrafo"><text:span text:style-name="T3">get_weighted_word_map_for_sentence</text:span></text:span><text:span text:style-name="T2"> ed utilizzando la classe </text:span><text:span text:style-name="Car._20_predefinito_20_paragrafo"><text:span text:style-name="T3">WordWeighted</text:span></text:span><text:span text:style-name="T2">. Poi calcola gli indici ove suddividere il documento invocando </text:span><text:span text:style-name="Car._20_predefinito_20_paragrafo"><text:span text:style-name="T3">doc_tiling</text:span></text:span><text:span text:style-name="T2"> ed esegue la suddivisione, restituendo una lista di liste di frasi.</text:span></text:p>
        </text:list-item>
        <text:list-item>
          <text:p text:style-name="P9"><text:span text:style-name="Car._20_predefinito_20_paragrafo"><text:span text:style-name="T3">get_weighted_word_map_for_sentence</text:span></text:span><text:span text:style-name="T2">: invoca la funzione </text:span><text:span text:style-name="Car._20_predefinito_20_paragrafo"><text:span text:style-name="T3">weighted_bag_for_sentence</text:span></text:span><text:span text:style-name="T2"> della libreria </text:span><text:span text:style-name="Car._20_predefinito_20_paragrafo"><text:span text:style-name="T3">synsetInfoExtraction</text:span></text:span><text:span text:style-name="T2"> e ne memorizza i valori restituiti in apposite caches.</text:span></text:p>
        </text:list-item>
        <text:list-item>
          <text:p text:style-name="P9"><text:span text:style-name="Car._20_predefinito_20_paragrafo"><text:span text:style-name="T3">doc_tiling</text:span></text:span><text:span text:style-name="T2">: è la funzione più importante ed articolata di tutta l'esercitazione, composta da fasi di inizializzazione, esecuzione itera</text:span><text:span text:style-name="Car._20_predefinito_20_paragrafo"><text:span text:style-name="T2">ti</text:span></text:span><text:span text:style-name="T2">va e processamento finale dei risultati intermedi.</text:span></text:p>
          <text:p text:style-name="P9"><text:span text:style-name="T2">- Innazitutto, si definisce un paragrafo per ogni frase, istanziando la classe </text:span><text:span text:style-name="Car._20_predefinito_20_paragrafo"><text:span text:style-name="T3">Paragraph</text:span></text:span><text:span text:style-name="T2">. Segue poi la definizione della bozza di soluzione, ossia ad ogni paragrafo se ne associa un altro, tra quello precedente ed il successivo, avente maggiore similarità. Si impone al primo paragrafo l'associazione con il secondo ed all'ultimo col penultimo. Fatto ciò, si unisce ogni paragrafo con quello a cui</text:span><text:span text:style-name="Car._20_predefinito_20_paragrafo"><text:span text:style-name="T2"> è</text:span></text:span><text:span text:style-name="T2"> associato, formando paragrafi di almeno due frasi.</text:span></text:p>
          <text:p text:style-name="P9"><text:span text:style-name="T2">- Completata l'inizializzazione, si procede all'algoritmo intermedio. In modo alternato, per ogni paragrafo</text:span><text:span text:style-name="Car._20_predefinito_20_paragrafo"><text:span text:style-name="T2">,</text:span></text:span><text:span text:style-name="T2"> si verifica se la prima / ultima frase è più "idonea" in tale paragrafo o nel precedente / successivo. A tale fine, </text:span><text:span text:style-name="Car._20_predefinito_20_paragrafo"><text:span text:style-name="T2">si calcola la </text:span></text:span><text:span text:style-name="Car._20_predefinito_20_paragrafo"><text:span text:style-name="T3">coesione</text:span></text:span><text:span text:style-name="Car._20_predefinito_20_paragrafo"><text:span text:style-name="T6"> del paragrafo corrente e di quello precedente / successivo, sia iniziali sia provando a spostare tale frase nell'altro paragrafo (quello adiacente). In tale modo si verifica se mantenere o spostare il</text:span></text:span><text:span text:style-name="Car._20_predefinito_20_paragrafo"><text:span text:style-name="T2"> </text:span></text:span><text:span text:style-name="Car._20_predefinito_20_paragrafo"><text:span text:style-name="T3">break point</text:span></text:span><text:span text:style-name="Car._20_predefinito_20_paragrafo"><text:span text:style-name="T6">: se la somma delle coesioni dei due paragrafi citati fosse maggiore dopo che si spostasse il </text:span></text:span><text:span text:style-name="Car._20_predefinito_20_paragrafo"><text:span text:style-name="T3">break point</text:span></text:span><text:span text:style-name="Car._20_predefinito_20_paragrafo"><text:span text:style-name="T6"> allora si conferma lo spostamento, altrimenti (ossia se la coesione fosse calata) si ripristina la situazione iniziale. C</text:span></text:span><text:span text:style-name="Car._20_predefinito_20_paragrafo"><text:span text:style-name="T2">osì facendo, si migliora l'approssimazione dei paragrafi, in quanto le frasi si addensano nei paragrafi molto coesi e quelli vuoti vengono eliminati.</text:span></text:span></text:p>
          <text:p text:style-name="P9"><text:span text:style-name="Car._20_predefinito_20_paragrafo"><text:span text:style-name="T2">- Inoltre, si esegue una ultima operazione di pulizia: potrebbero essere generati dei paragrafi troppo “piccoli”: si è scelto </text:span></text:span><text:span text:style-name="Car._20_predefinito_20_paragrafo"><text:span text:style-name="T3">3</text:span></text:span><text:span text:style-name="Car._20_predefinito_20_paragrafo"><text:span text:style-name="T2"> come cardinalità soglia minima. Ciascun paragrafo con una o due frasi è quindi unito ad un paragrafo contiguo. Per determinare il paragrafo contiguo più promettente, si calcola la </text:span></text:span><text:span text:style-name="Car._20_predefinito_20_paragrafo"><text:span text:style-name="T3">weighted similarity </text:span></text:span><text:span text:style-name="Car._20_predefinito_20_paragrafo"><text:span text:style-name="T6">e si sceglie quello con similarità maggiore.</text:span></text:span></text:p>
          <text:p text:style-name="P9"><text:span text:style-name="Car._20_predefinito_20_paragrafo"><text:span text:style-name="T6">- Fatto ciò, si convertono i paragrafi in indici (i </text:span></text:span><text:span text:style-name="Car._20_predefinito_20_paragrafo"><text:span text:style-name="T3">break point</text:span></text:span><text:span text:style-name="Car._20_predefinito_20_paragrafo"><text:span text:style-name="T6">) utilizzati dalla funzione </text:span></text:span><text:span text:style-name="Car._20_predefinito_20_paragrafo"><text:span text:style-name="T3">document_segmentation</text:span></text:span><text:span text:style-name="Car._20_predefinito_20_paragrafo"><text:span text:style-name="T6"> per segmentare il documento.</text:span></text:span></text:p>
        </text:list-item>
      </text:list>
      <text:p text:style-name="P1">Risultati</text:p>
      <text:p text:style-name="P4"/>
      <text:p text:style-name="P4"/>
      <text:p text:style-name="P4">Come risultati abbiamo mostrato dove sono stati trovati i break point, in questo modo abbiamo poi preso le frasi che compongono ogni paragrafo e mostrato anche la lunghezza delle finestre in questione. Così facendo si avranno delle finestre di diversa lunghezza/dimensione.</text:p>
      <text:p text:style-name="P4">Sono stati analizzati quattro testi di diversa lunghezza: “cat_book”, “iceland”, “cambridge_analytica” e “brexit”.</text:p>
      <text:list xml:id="list4993141834817931648" text:style-name="L2">
        <text:list-item>
          <text:p text:style-name="P10"><text:span text:style-name="Car._20_predefinito_20_paragrafo"><text:span text:style-name="T3">“cat_book”</text:span></text:span><text:span text:style-name="Car._20_predefinito_20_paragrafo"><text:span text:style-name="T2">: tratta di una persona immaginaria che racconta del suo gatto, della passione per i libri e di qualche problema personale. I tre paragrafi prodotti, uno per argomento precedentemente citato, sono stati suddivisi abbastanza bene: vengono inclusi nel primo due frasi del secondo, il che è comprensibile osservando quante parole sono simili a quelle del primo paragrafo rispetto a quante lo siano del secondo.</text:span></text:span></text:p>
        </text:list-item>
        <text:list-item>
          <text:p text:style-name="P10"><text:span text:style-name="Car._20_predefinito_20_paragrafo"><text:span text:style-name="T3">“iceland”</text:span></text:span><text:span text:style-name="Car._20_predefinito_20_paragrafo"><text:span text:style-name="T2">: in questo semplice testo si parla dell’Islanda e del fenomeno dell’aurora boreale. Il testo descrive le origini del fenomeno e prosegue andando a descrivere come fare per vedere l’aurora. Il testo è stato suddiviso in 14 paragrafi su 77 frasi.</text:span></text:span></text:p>
        </text:list-item>
        <text:list-item>
          <text:p text:style-name="P10"><text:span text:style-name="Car._20_predefinito_20_paragrafo"><text:span text:style-name="T3">“cambridge_analytica”</text:span></text:span><text:span text:style-name="Car._20_predefinito_20_paragrafo"><text:span text:style-name="T2">: il testo in questione è un articolo del tabloid inglese “The Guardian” che descrive le dinamiche dello scandalo Cambridge Analytica dei primi mesi del 2018. Il testo è stato suddiviso in 16 paragrafi su 90 frasi.</text:span></text:span></text:p>
        </text:list-item>
        <text:list-item>
          <text:p text:style-name="P10"><text:span text:style-name="Car._20_predefinito_20_paragrafo"><text:span text:style-name="T3">“brexit”</text:span></text:span><text:span text:style-name="Car._20_predefinito_20_paragrafo"><text:span text:style-name="T2">: come per il testo precedente, in questo articolo di giornale si parla degli ultimi sviluppi sulla questione brexit e del rapporto tra UE e UK, in vista dell’imminente uscita del Regno Unito dall’Unione Europea. Il testo è stato suddiviso in 12 paragrafi su 44 frasi.</text:span></text:span></text:p>
        </text:list-item>
      </text:list>
      <text:p text:style-name="P4"/>
      <text:p text:style-name="P4">Mediamente, i paragrafi prodotti hanno una cardinalità variabile tra le 4 e le 6 frasi, con rari estremi di 3 e 8 frasi. Ciò può essere spiegato analizzando l'estrazione dell'informazione contenuta nelle frasi e nei paragrafi ed il modo in cui questi sono confrontati, ossia le funzioni di coesione e similarità. Se l'estrazione dell'informazione fosse più precisa, ricca e/o descrittiva ed i confronti fossero meno <text:span text:style-name="T8">naive</text:span><text:span text:style-name="T10">, allora le frasi potrebbero meglio agglomerarsi in paragrafi più corposi perchè verrebbe individuate più precisamente quanto le frasi sono collegate alle altre.</text:span></text:p>
      <text:p text:style-name="P4"/>
      <text:p text:style-name="P4"/>
      <text:p text:style-name="P4"/>
      <text:p text:style-name="P4"/>
      <text:p text:style-name="P4"/>
      <text:p text:style-name="P4"/>
      <text:p text:style-name="P6"><text:span text:style-name="Car._20_predefinito_20_paragrafo"><text:span text:style-name="T9">Codice condiviso</text:span></text:span></text:p>
      <text:p text:style-name="P4"/>
      <text:p text:style-name="P6"><text:span text:style-name="Car._20_predefinito_20_paragrafo"><text:span text:style-name="T2">Una porzione consistente di codice è stata definita nel package </text:span></text:span><text:span text:style-name="Car._20_predefinito_20_paragrafo"><text:span text:style-name="T3">utilities</text:span></text:span><text:span text:style-name="Car._20_predefinito_20_paragrafo"><text:span text:style-name="T2"> al fine di essere riciclato e di snellire il file sorgente dell'esercitazione, così da ridurre il “rumore” e focalizzarsi meglio sull'algoritmo e sulle funzioni e strutture d'appoggio. Molto del codice condiviso è stato descritto nella relazione sull'esercitazione 2 e nessun'altra funzionalità degna di nota è stata aggiunta nel codice condivis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fo:language="de" fo:country="DE" style:font-name-asian="Times New Roman" style:language-asian="ja" style:country-asian="JP" style:font-name-complex="Times New Roman" style:language-complex="fa" style:country-complex="IR"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MS PGothic" style:font-size-asian="10pt" style:font-name-complex="Courier New" style:font-size-complex="10pt"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creator>Marco Ottina</dc:creator>
    <meta:creation-date>2009-04-16T11:32:00Z</meta:creation-date>
    <dc:date>2020-12-07T17:39:04.43</dc:date>
    <meta:editing-cycles>16</meta:editing-cycles>
    <meta:editing-duration>PT4H38M26S</meta:editing-duration>
    <meta:document-statistic meta:table-count="0" meta:image-count="0" meta:object-count="0" meta:page-count="4" meta:paragraph-count="37" meta:word-count="1258" meta:character-count="8463"/>
    <meta:user-defined meta:name="Info 1"/>
    <meta:user-defined meta:name="Info 2"/>
    <meta:user-defined meta:name="Info 3"/>
    <meta:user-defined meta:name="Info 4"/>
    <meta:template xlink:type="simple" xlink:actuate="onRequest" xlink:title="" xlink:href="Normal.dotm"/>
  </office:meta>
</office:document-meta>
</file>